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KotlinSerializationHttpMessageConverter.serializer( Type 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KotlinSerializationHttpMessageConverter.AbstractKotlinSerializationHttpMessageConverter( T format , MediaType ... supportedMedia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KotlinSerializationHttpMessageConverter.hasPolymorphism( SerialDescriptor descriptor , Set &lt; String &gt; alreadyProcesse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KotlinSerializationHttpMessageConverter.read( Type type , @ Nullable Class &lt; ? &gt; contextClass , HttpInputMessage input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KotlinSerializationHttpMessageConverter.canWrite( @ Nullable Type type , Class &lt; ? &gt; clazz , @ Nullable MediaType media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KotlinSerializationHttpMessageConverter.support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KotlinSerializationHttpMessageConverter.writeInternal( Object object , @ Nullable Type type , HttpOutputMessage output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KotlinSerializationHttpMessageConverter.canRead( Type type , @ Nullable Class &lt; ? &gt; contextClass , @ Nullable MediaType media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KotlinSerializationHttpMessageConverter.readInternal( Class &lt; ? &gt; clazz , HttpInputMessage input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